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a4568" officeooo:paragraph-rsid="006a4568"/>
    </style:style>
    <style:style style:name="P14" style:family="paragraph" style:parent-style-name="Text_20_body">
      <style:text-properties officeooo:rsid="0071d65c" officeooo:paragraph-rsid="0071d65c"/>
    </style:style>
    <style:style style:name="P15" style:family="paragraph" style:parent-style-name="Text_20_body">
      <style:text-properties officeooo:rsid="00760525" officeooo:paragraph-rsid="00760525"/>
    </style:style>
    <style:style style:name="P16" style:family="paragraph" style:parent-style-name="Text_20_body">
      <style:text-properties officeooo:rsid="00778231" officeooo:paragraph-rsid="00778231"/>
    </style:style>
    <style:style style:name="P17" style:family="paragraph" style:parent-style-name="Standard">
      <style:text-properties officeooo:rsid="00341cb5" officeooo:paragraph-rsid="003b5148"/>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3b5148"/>
    </style:style>
    <style:style style:name="P20"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21"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22"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23"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4"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5"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6"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27" style:family="paragraph" style:parent-style-name="Table_20_Contents">
      <style:paragraph-properties fo:text-align="center" style:justify-single-word="false"/>
      <style:text-properties officeooo:rsid="0038f586" officeooo:paragraph-rsid="0038f586"/>
    </style:style>
    <style:style style:name="P28" style:family="paragraph" style:parent-style-name="Table_20_Contents">
      <style:paragraph-properties fo:text-align="center" style:justify-single-word="false"/>
      <style:text-properties officeooo:rsid="003ce697" officeooo:paragraph-rsid="003ce697"/>
    </style:style>
    <style:style style:name="P29" style:family="paragraph" style:parent-style-name="Table_20_Contents">
      <style:paragraph-properties fo:text-align="center" style:justify-single-word="false"/>
      <style:text-properties officeooo:rsid="0043678e" officeooo:paragraph-rsid="0043678e"/>
    </style:style>
    <style:style style:name="P30" style:family="paragraph" style:parent-style-name="Table_20_Contents">
      <style:paragraph-properties fo:text-align="center" style:justify-single-word="false"/>
      <style:text-properties officeooo:rsid="0044e090" officeooo:paragraph-rsid="0044e090"/>
    </style:style>
    <style:style style:name="P31" style:family="paragraph" style:parent-style-name="Table_20_Contents">
      <style:paragraph-properties fo:text-align="center" style:justify-single-word="false"/>
      <style:text-properties officeooo:rsid="00459999" officeooo:paragraph-rsid="00459999"/>
    </style:style>
    <style:style style:name="P32" style:family="paragraph" style:parent-style-name="Table_20_Contents">
      <style:paragraph-properties fo:text-align="center" style:justify-single-word="false"/>
      <style:text-properties officeooo:rsid="0063d0e8" officeooo:paragraph-rsid="0063d0e8"/>
    </style:style>
    <style:style style:name="P33" style:family="paragraph" style:parent-style-name="Table_20_Contents">
      <style:paragraph-properties fo:text-align="center" style:justify-single-word="false"/>
      <style:text-properties officeooo:rsid="00647c5c" officeooo:paragraph-rsid="00647c5c"/>
    </style:style>
    <style:style style:name="P34" style:family="paragraph" style:parent-style-name="Table_20_Contents">
      <style:paragraph-properties fo:text-align="center" style:justify-single-word="false"/>
      <style:text-properties officeooo:rsid="00674b1c" officeooo:paragraph-rsid="00674b1c"/>
    </style:style>
    <style:style style:name="P35" style:family="paragraph" style:parent-style-name="Table_20_Contents">
      <style:paragraph-properties fo:text-align="center" style:justify-single-word="false"/>
      <style:text-properties officeooo:rsid="006a4568" officeooo:paragraph-rsid="006a4568"/>
    </style:style>
    <style:style style:name="P36" style:family="paragraph" style:parent-style-name="Heading_20_1">
      <style:text-properties officeooo:rsid="001c1fab" officeooo:paragraph-rsid="001c1fab"/>
    </style:style>
    <style:style style:name="P37" style:family="paragraph" style:parent-style-name="Heading_20_1">
      <style:text-properties officeooo:rsid="001d87de" officeooo:paragraph-rsid="001d87de"/>
    </style:style>
    <style:style style:name="P38" style:family="paragraph" style:parent-style-name="Heading_20_1">
      <style:text-properties officeooo:rsid="0029dcda" officeooo:paragraph-rsid="0029dcda"/>
    </style:style>
    <style:style style:name="P39" style:family="paragraph" style:parent-style-name="Heading_20_1">
      <style:text-properties officeooo:rsid="002c89cf" officeooo:paragraph-rsid="002c89cf"/>
    </style:style>
    <style:style style:name="P40" style:family="paragraph" style:parent-style-name="Heading_20_1">
      <style:text-properties officeooo:paragraph-rsid="002f37f1"/>
    </style:style>
    <style:style style:name="P41" style:family="paragraph" style:parent-style-name="Heading_20_1">
      <style:text-properties officeooo:rsid="003b5148" officeooo:paragraph-rsid="003b5148"/>
    </style:style>
    <style:style style:name="P42" style:family="paragraph" style:parent-style-name="Heading_20_1">
      <style:text-properties officeooo:rsid="0043678e" officeooo:paragraph-rsid="0043678e"/>
    </style:style>
    <style:style style:name="P43" style:family="paragraph" style:parent-style-name="Heading_20_1">
      <style:text-properties officeooo:rsid="0063d0e8" officeooo:paragraph-rsid="0063d0e8"/>
    </style:style>
    <style:style style:name="P44" style:family="paragraph" style:parent-style-name="Heading_20_1">
      <style:text-properties officeooo:rsid="0071d65c" officeooo:paragraph-rsid="0071d65c"/>
    </style:style>
    <style:style style:name="P45" style:family="paragraph" style:parent-style-name="Heading_20_1">
      <style:text-properties officeooo:rsid="00788c5b" officeooo:paragraph-rsid="00788c5b"/>
    </style:style>
    <style:style style:name="P46" style:family="paragraph" style:parent-style-name="Heading_20_1">
      <style:text-properties officeooo:rsid="00375cbf" officeooo:paragraph-rsid="00375cbf"/>
    </style:style>
    <style:style style:name="P47" style:family="paragraph" style:parent-style-name="Text_20_body" style:list-style-name="L1">
      <style:text-properties officeooo:rsid="001d87de" officeooo:paragraph-rsid="001d87de"/>
    </style:style>
    <style:style style:name="P48" style:family="paragraph" style:parent-style-name="Text_20_body" style:list-style-name="L1">
      <style:text-properties officeooo:rsid="001dc724" officeooo:paragraph-rsid="001dc724"/>
    </style:style>
    <style:style style:name="P49" style:family="paragraph" style:parent-style-name="Text_20_body" style:list-style-name="L1">
      <style:text-properties officeooo:rsid="001fa222" officeooo:paragraph-rsid="001fa222"/>
    </style:style>
    <style:style style:name="P50" style:family="paragraph" style:parent-style-name="Text_20_body" style:list-style-name="L1">
      <style:text-properties officeooo:rsid="00205101" officeooo:paragraph-rsid="00205101"/>
    </style:style>
    <style:style style:name="P51" style:family="paragraph" style:parent-style-name="Text_20_body" style:list-style-name="L1">
      <style:text-properties officeooo:rsid="00283a40" officeooo:paragraph-rsid="00283a40"/>
    </style:style>
    <style:style style:name="P52" style:family="paragraph" style:parent-style-name="Text_20_body" style:list-style-name="L1">
      <style:text-properties officeooo:rsid="00416a32" officeooo:paragraph-rsid="00416a32"/>
    </style:style>
    <style:style style:name="P53" style:family="paragraph" style:parent-style-name="Text_20_body" style:list-style-name="L2">
      <style:text-properties officeooo:paragraph-rsid="00375cbf"/>
    </style:style>
    <style:style style:name="P54" style:family="paragraph" style:parent-style-name="Text_20_body" style:list-style-name="L2">
      <style:text-properties officeooo:rsid="00375cbf" officeooo:paragraph-rsid="00375cbf"/>
    </style:style>
    <style:style style:name="P55" style:family="paragraph" style:parent-style-name="Text_20_body">
      <style:text-properties officeooo:paragraph-rsid="0065cb70"/>
    </style:style>
    <style:style style:name="P56" style:family="paragraph" style:parent-style-name="Text_20_body">
      <style:text-properties officeooo:rsid="007b2fac" officeooo:paragraph-rsid="007b2fac"/>
    </style:style>
    <style:style style:name="P57" style:family="paragraph" style:parent-style-name="Text_20_body">
      <style:text-properties officeooo:rsid="007ed91d" officeooo:paragraph-rsid="0080ab29"/>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style:style style:name="T65" style:family="text">
      <style:text-properties officeooo:rsid="007a4cec"/>
    </style:style>
    <style:style style:name="T66" style:family="text">
      <style:text-properties officeooo:rsid="007b2fac"/>
    </style:style>
    <style:style style:name="T67" style:family="text">
      <style:text-properties officeooo:rsid="0065cb70"/>
    </style:style>
    <style:style style:name="T68" style:family="text">
      <style:text-properties officeooo:rsid="007be68f"/>
    </style:style>
    <style:style style:name="T69" style:family="text">
      <style:text-properties officeooo:rsid="007dabce"/>
    </style:style>
    <style:style style:name="T70" style:family="text">
      <style:text-properties officeooo:rsid="00809078"/>
    </style:style>
    <style:style style:name="T71" style:family="text">
      <style:text-properties officeooo:rsid="0080a069"/>
    </style:style>
    <style:style style:name="T72" style:family="text">
      <style:text-properties officeooo:rsid="0080ab29"/>
    </style:style>
    <style:style style:name="T73" style:family="text">
      <style:text-properties officeooo:rsid="0081b9ff"/>
    </style:style>
    <style:style style:name="T74" style:family="text">
      <style:text-properties officeooo:rsid="008346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6"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7" text:outline-level="1">Options</text:h>
      <text:list xml:id="list1938928564" text:style-name="L1">
        <text:list-item>
          <text:p text:style-name="P47">A plug in replacement. (already available).</text:p>
        </text:list-item>
        <text:list-item>
          <text:p text:style-name="P47">A plug in replacement with a video RAM replacement also onboard.</text:p>
        </text:list-item>
        <text:list-item>
          <text:p text:style-name="P47">Replacement with access to <text:span text:style-name="T3">mainboard </text:span>processor half address and data bus for full ROM/RAM replacement.</text:p>
        </text:list-item>
        <text:list-item>
          <text:p text:style-name="P47">Also with ED xx opcode co-processing for the Z80 at high speed. <text:span text:style-name="T9">Requires /M1 signal.</text:span></text:p>
        </text:list-item>
        <text:list-item>
          <text:p text:style-name="P47">An on-board <text:span text:style-name="T2">(perhaps turbo) </text:span>Z80 removing the need to intercept the external Z80 bus.</text:p>
        </text:list-item>
        <text:list-item>
          <text:p text:style-name="P47">Extended graphics with excellent compatibility, but future and re-release software options.</text:p>
        </text:list-item>
        <text:list-item>
          <text:p text:style-name="P48">A SoC plus using the mainboard as just a power IO (port connectivity) and video mixer.</text:p>
        </text:list-item>
        <text:list-item>
          <text:p text:style-name="P49">On-board Z80 turbo and delegate Z80 (with appropriate ROM) for edge connector IO.</text:p>
        </text:list-item>
        <text:list-item>
          <text:p text:style-name="P50">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51">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52"><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38"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38"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39"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0">M\L</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2</text:p>
          </table:table-cell>
          <table:table-cell table:style-name="Table1.A1" office:value-type="string">
            <text:p text:style-name="P20">3</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6</text:p>
          </table:table-cell>
          <table:table-cell table:style-name="Table1.A1" office:value-type="string">
            <text:p text:style-name="P20">7</text:p>
          </table:table-cell>
          <table:table-cell table:style-name="Table1.A1" office:value-type="string">
            <text:p text:style-name="P20">8</text:p>
          </table:table-cell>
          <table:table-cell table:style-name="Table1.A1" office:value-type="string">
            <text:p text:style-name="P20">9</text:p>
          </table:table-cell>
          <table:table-cell table:style-name="Table1.A1" office:value-type="string">
            <text:p text:style-name="P20">A</text:p>
          </table:table-cell>
          <table:table-cell table:style-name="Table1.A1" office:value-type="string">
            <text:p text:style-name="P20">B</text:p>
          </table:table-cell>
          <table:table-cell table:style-name="Table1.A1" office:value-type="string">
            <text:p text:style-name="P20">C</text:p>
          </table:table-cell>
          <table:table-cell table:style-name="Table1.A1" office:value-type="string">
            <text:p text:style-name="P20">D</text:p>
          </table:table-cell>
          <table:table-cell table:style-name="Table1.A1" office:value-type="string">
            <text:p text:style-name="P20">E</text:p>
          </table:table-cell>
          <table:table-cell table:style-name="Table1.A1" office:value-type="string">
            <text:p text:style-name="P20">F</text:p>
          </table:table-cell>
        </table:table-row>
        <table:table-row>
          <table:table-cell table:style-name="Table1.A1" office:value-type="string">
            <text:p text:style-name="P20">0</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1</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2</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3</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4</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B6" office:value-type="string">
            <text:p text:style-name="P18"/>
          </table:table-cell>
        </table:table-row>
        <table:table-row>
          <table:table-cell table:style-name="Table1.A1" office:value-type="string">
            <text:p text:style-name="P20">5</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row>
        <table:table-row>
          <table:table-cell table:style-name="Table1.A1" office:value-type="string">
            <text:p text:style-name="P20">6</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B6" office:value-type="string">
            <text:p text:style-name="P18"/>
          </table:table-cell>
        </table:table-row>
        <table:table-row>
          <table:table-cell table:style-name="Table1.A1" office:value-type="string">
            <text:p text:style-name="P20">7</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A1"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A1" office:value-type="string">
            <text:p text:style-name="P18"/>
          </table:table-cell>
        </table:table-row>
        <table:table-row>
          <table:table-cell table:style-name="Table1.A1" office:value-type="string">
            <text:p text:style-name="P20">8</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9</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A</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B</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C</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D</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E</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F</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40"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22">M\L</text:p>
          </table:table-cell>
          <table:table-cell table:style-name="Table2.A1" office:value-type="string">
            <text:p text:style-name="P22">DD <text:span text:style-name="T14">(IX)</text:span></text:p>
          </table:table-cell>
          <table:table-cell table:style-name="Table2.A1" office:value-type="string">
            <text:p text:style-name="P22">ED <text:span text:style-name="T14">(XX)</text:span></text:p>
          </table:table-cell>
          <table:table-cell table:style-name="Table2.D1" office:value-type="string">
            <text:p text:style-name="P22">FD <text:span text:style-name="T14">(IY)</text:span></text:p>
          </table:table-cell>
        </table:table-row>
        <table:table-row>
          <table:table-cell table:style-name="Table2.A2" office:value-type="string">
            <text:p text:style-name="P22">DD</text:p>
          </table:table-cell>
          <table:table-cell table:style-name="Table2.A2" office:value-type="string">
            <text:p text:style-name="P27">IU Mode?</text:p>
          </table:table-cell>
          <table:table-cell table:style-name="Table2.C2" office:value-type="string">
            <text:p text:style-name="P28">IX Mode?</text:p>
          </table:table-cell>
          <table:table-cell table:style-name="Table2.D2" office:value-type="string">
            <text:p text:style-name="P27">IV Mode?</text:p>
          </table:table-cell>
        </table:table-row>
        <table:table-row>
          <table:table-cell table:style-name="Table2.A2" office:value-type="string">
            <text:p text:style-name="P22">FD</text:p>
          </table:table-cell>
          <table:table-cell table:style-name="Table2.A2" office:value-type="string">
            <text:p text:style-name="P27">IW Mode?</text:p>
          </table:table-cell>
          <table:table-cell table:style-name="Table2.C2" office:value-type="string">
            <text:p text:style-name="P28">IY Mode?</text:p>
          </table:table-cell>
          <table:table-cell table:style-name="Table2.D3" office:value-type="string">
            <text:p text:style-name="P27">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41"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21">M\L</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2</text:p>
          </table:table-cell>
          <table:table-cell table:style-name="Table3.A1" office:value-type="string">
            <text:p text:style-name="P21">3</text:p>
          </table:table-cell>
          <table:table-cell table:style-name="Table3.A1" office:value-type="string">
            <text:p text:style-name="P21">4</text:p>
          </table:table-cell>
          <table:table-cell table:style-name="Table3.A1" office:value-type="string">
            <text:p text:style-name="P21">5</text:p>
          </table:table-cell>
          <table:table-cell table:style-name="Table3.A1" office:value-type="string">
            <text:p text:style-name="P21">6</text:p>
          </table:table-cell>
          <table:table-cell table:style-name="Table3.A1" office:value-type="string">
            <text:p text:style-name="P21">7</text:p>
          </table:table-cell>
          <table:table-cell table:style-name="Table3.A1" office:value-type="string">
            <text:p text:style-name="P21">8</text:p>
          </table:table-cell>
          <table:table-cell table:style-name="Table3.A1" office:value-type="string">
            <text:p text:style-name="P21">9</text:p>
          </table:table-cell>
          <table:table-cell table:style-name="Table3.A1" office:value-type="string">
            <text:p text:style-name="P21">A</text:p>
          </table:table-cell>
          <table:table-cell table:style-name="Table3.A1" office:value-type="string">
            <text:p text:style-name="P21">B</text:p>
          </table:table-cell>
          <table:table-cell table:style-name="Table3.A1" office:value-type="string">
            <text:p text:style-name="P21">C</text:p>
          </table:table-cell>
          <table:table-cell table:style-name="Table3.A1" office:value-type="string">
            <text:p text:style-name="P21">D</text:p>
          </table:table-cell>
          <table:table-cell table:style-name="Table3.A1" office:value-type="string">
            <text:p text:style-name="P21">E</text:p>
          </table:table-cell>
          <table:table-cell table:style-name="Table3.A1" office:value-type="string">
            <text:p text:style-name="P21">F</text:p>
          </table:table-cell>
        </table:table-row>
        <table:table-row>
          <table:table-cell table:style-name="Table3.A1" office:value-type="string">
            <text:p text:style-name="P21">0</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1</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2</text:p>
          </table:table-cell>
          <table:table-cell table:style-name="Table3.A1"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A1" office:value-type="string">
            <text:p text:style-name="P19"/>
          </table:table-cell>
        </table:table-row>
        <table:table-row>
          <table:table-cell table:style-name="Table3.A1" office:value-type="string">
            <text:p text:style-name="P21">3</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4</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5</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6</text:p>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row>
        <table:table-row>
          <table:table-cell table:style-name="Table3.A1" office:value-type="string">
            <text:p text:style-name="P21">7</text:p>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8</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9</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A</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B</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C</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D</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E</text:p>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F</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
      <text:h text:style-name="P42"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3">Port Write FE</text:p>
          </table:table-cell>
          <table:covered-table-cell/>
          <table:covered-table-cell/>
          <table:covered-table-cell/>
          <table:covered-table-cell/>
          <table:covered-table-cell/>
        </table:table-row>
        <table:table-row>
          <table:table-cell table:style-name="Table4.A2" office:value-type="string">
            <text:p text:style-name="P30">RST Z80</text:p>
          </table:table-cell>
          <table:table-cell table:style-name="Table4.A2" office:value-type="string">
            <text:p text:style-name="P30">NMI Z80</text:p>
          </table:table-cell>
          <table:table-cell table:style-name="Table4.A2" office:value-type="string">
            <text:p text:style-name="P30">E<text:span text:style-name="T39">N</text:span> Z8<text:span text:style-name="T43">0</text:span></text:p>
          </table:table-cell>
          <table:table-cell table:style-name="Table4.A2" office:value-type="string">
            <text:p text:style-name="P30">Ear</text:p>
          </table:table-cell>
          <table:table-cell table:style-name="Table4.A2" office:value-type="string">
            <text:p text:style-name="P30">Mic</text:p>
          </table:table-cell>
          <table:table-cell table:style-name="Table4.F2" office:value-type="string">
            <text:p text:style-name="P29">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4">Port Read FE</text:p>
          </table:table-cell>
          <table:covered-table-cell/>
          <table:covered-table-cell/>
          <table:covered-table-cell/>
        </table:table-row>
        <table:table-row>
          <table:table-cell table:style-name="Table5.A2" office:value-type="string">
            <text:p text:style-name="P18">/<text:span text:style-name="T26">HALT</text:span></text:p>
          </table:table-cell>
          <table:table-cell table:style-name="Table5.A2" office:value-type="string">
            <text:p text:style-name="P18">/<text:span text:style-name="T39">TOUCH</text:span></text:p>
          </table:table-cell>
          <table:table-cell table:style-name="Table5.A2" office:value-type="string">
            <text:p text:style-name="P31">Ear</text:p>
          </table:table-cell>
          <table:table-cell table:style-name="Table5.D2" office:value-type="string">
            <text:p text:style-name="P31">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17"><text:soft-page-break/></text:p>
      <text:h text:style-name="P43" text:outline-level="1">Extended Graphics <text:span text:style-name="T68">and Sound</text:span></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 </text:span><text:span text:style-name="T69">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25">000</text:p>
          </table:table-cell>
          <table:table-cell table:style-name="Table6.A1" office:value-type="string">
            <text:p text:style-name="P25">001</text:p>
          </table:table-cell>
          <table:table-cell table:style-name="Table6.A1" office:value-type="string">
            <text:p text:style-name="P25">010</text:p>
          </table:table-cell>
          <table:table-cell table:style-name="Table6.A1" office:value-type="string">
            <text:p text:style-name="P25">011</text:p>
          </table:table-cell>
          <table:table-cell table:style-name="Table6.A1" office:value-type="string">
            <text:p text:style-name="P25">100</text:p>
          </table:table-cell>
          <table:table-cell table:style-name="Table6.A1" office:value-type="string">
            <text:p text:style-name="P25">101</text:p>
          </table:table-cell>
          <table:table-cell table:style-name="Table6.A1" office:value-type="string">
            <text:p text:style-name="P25">110</text:p>
          </table:table-cell>
          <table:table-cell table:style-name="Table6.H1" office:value-type="string">
            <text:p text:style-name="P25">111</text:p>
          </table:table-cell>
        </table:table-row>
        <table:table-row>
          <table:table-cell table:style-name="Table6.A2" office:value-type="string">
            <text:p text:style-name="P32">BG</text:p>
          </table:table-cell>
          <table:table-cell table:style-name="Table6.A2" office:value-type="string">
            <text:p text:style-name="P32">FG</text:p>
          </table:table-cell>
          <table:table-cell table:style-name="Table6.A2" office:value-type="string">
            <text:p text:style-name="P33">BORD<text:span text:style-name="T53">ER</text:span></text:p>
          </table:table-cell>
          <table:table-cell table:style-name="Table6.A2" office:value-type="string">
            <text:p text:style-name="P34">AT<text:span text:style-name="T69">0</text:span></text:p>
          </table:table-cell>
          <table:table-cell table:style-name="Table6.A2" office:value-type="string">
            <text:p text:style-name="P33">AT<text:span text:style-name="T69">1</text:span></text:p>
          </table:table-cell>
          <table:table-cell table:style-name="Table6.A2" office:value-type="string">
            <text:p text:style-name="P33">AT<text:span text:style-name="T69">2</text:span></text:p>
          </table:table-cell>
          <table:table-cell table:style-name="Table6.A2" office:value-type="string">
            <text:p text:style-name="P33">AT<text:span text:style-name="T69">3</text:span></text:p>
          </table:table-cell>
          <table:table-cell table:style-name="Table6.H2" office:value-type="string">
            <text:p text:style-name="P33">AT<text:span text:style-name="T69">4</text:span></text:p>
          </table:table-cell>
        </table:table-row>
      </table:table>
      <text:p text:style-name="P55"><text:span text:style-name="T67">This leaves 256 bytes for an audio engine </text:span><text:span text:style-name="T51">waveform </text:span><text:span text:style-name="T57">(8-bit samples)</text:span><text:span text:style-name="T51">. The wave is played cycled at a </text:span><text:span text:style-name="T66">frequency</text:span><text:span text:style-name="T51"> set by ports FC (MSB) and FA (LSB). These can be read for the current counter indexed sample (FC) and current index fraction (FA). </text:span><text:span text:style-name="T66">A value of $0800 hex is designed to emit a 440Hz cycled wave.</text:span><text:span text:style-name="T52"> </text:span><text:span text:style-name="T60">This makes the mainboard Z80 responsible for deciding the note while the auxiliary Z80 being fast can modify the wave dynamically based on the horizontal blanking.</text:span></text:p>
      <text:p text:style-name="P56">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8">Port F3 is the amplitude register and controls volume when written to. Reading port F3 supplies the actual sample value that is being output after all the volume scaling has been done.</text:span></text:p>
      <text:p text:style-name="P13">The <text:span text:style-name="T69">extended </text:span>attribute bytes are linearly laid out with content as follows in component intensity order. <text:span text:style-name="T69">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26">Extended Attribute Byte</text:p>
          </table:table-cell>
          <table:covered-table-cell/>
          <table:covered-table-cell/>
        </table:table-row>
        <table:table-row>
          <table:table-cell table:style-name="Table7.A2" office:value-type="string">
            <text:p text:style-name="P35">GREEN (3)</text:p>
          </table:table-cell>
          <table:table-cell table:style-name="Table7.A2" office:value-type="string">
            <text:p text:style-name="P35">RED (3)</text:p>
          </table:table-cell>
          <table:table-cell table:style-name="Table7.C2" office:value-type="string">
            <text:p text:style-name="P35">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44" text:outline-level="1">The Step Debug Port</text:h>
      <text:p text:style-name="P14">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15">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16">Well, enough of the tits up guru meditation “<text:span text:style-name="T64">kids in America”</text:span>, and onto the extension of the Z80 arch. “<text:span text:style-name="T65">Manic Minercraft” wow “the impossible triangler” and the flux0nonathelon.</text:span></text:p>
      <text:h text:style-name="P45" text:outline-level="1"><text:soft-page-break/>Architecture Subroutines of Common Nature</text:h>
      <text:p text:style-name="P57">This is all about extra instructions to add to the auxiliary Z80 on the mega ULA. Logically first should be some kind of optimization of multiply. <text:span text:style-name="T70">Instruction ED 7F </text:span><text:span text:style-name="T71">seems like a good one. MUL is a suitable mnemonic with semantics of A:DE := A*DE where A is the highest byte of the 24-bit </text:span><text:span text:style-name="T72">unsigned</text:span><text:span text:style-name="T71"> result. </text:span><text:span text:style-name="T72">Leaving B free for DJNZ and C for in and out perhaps. Complementary to that DIV (unsigned of course) with semantics of DE:= DE/</text:span><text:span text:style-name="T73">A</text:span><text:span text:style-name="T72">, A:=</text:span><text:span text:style-name="T71"> </text:span><text:span text:style-name="T72">DE%</text:span><text:span text:style-name="T73">A</text:span><text:span text:style-name="T72"> for a </text:span><text:span text:style-name="T73">16/8</text:span><text:span text:style-name="T72">-bit division </text:span><text:span text:style-name="T73">with instruction opcode ED 77. </text:span><text:span text:style-name="T74">Perhaps the next level would be to construct a 24/16-bit division from this.</text:span></text:p>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Horizontal_20_Line"/>
      <text:h text:style-name="P46" text:outline-level="1">Notes</text:h>
      <text:list xml:id="list2766536541" text:style-name="L2">
        <text:list-item>
          <text:p text:style-name="P54">Interrupt mode 1, key reading routine clobbers IY. Mode 2 requires ROM specifics or 257 byte table to routine (singular).</text:p>
        </text:list-item>
        <text:list-item>
          <text:p text:style-name="P53"><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2T17:07:36.725256438</dc:date>
    <meta:editing-duration>PT6H26M45S</meta:editing-duration>
    <meta:editing-cycles>92</meta:editing-cycles>
    <meta:generator>LibreOffice/6.4.5.2$Linux_X86_64 LibreOffice_project/40$Build-2</meta:generator>
    <meta:document-statistic meta:table-count="7" meta:image-count="0" meta:object-count="0" meta:page-count="5" meta:paragraph-count="156" meta:word-count="1791" meta:character-count="9652" meta:non-whitespace-character-count="8028"/>
  </office:meta>
</office:document-meta>
</file>